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llContainerKeyEnumeration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rgeContain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Container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rgeContainer.removeItem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gmentationsImpl.removeAll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gmentationsImpl.putItem( String key , Object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gmentationsImpl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ContainerKeyEnumeration.SmallContainerKeyEnume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allContainerKey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Container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gmentationsImpl.getItem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Container.putItem( Object key , Object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mallContainer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Container.removeItem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rgeContain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rgeContainer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Container.exp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Contain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rgeContainer.putItem( Object key , Objec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Container.getItem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gmentations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Container.expa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allContainer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gmentationsImpl.removeItem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Container.getItem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